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4.4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4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4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4.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2"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5in"/>
          <style:tab-stop style:position="18in"/>
        </style:tab-stops>
      </style:paragraph-properties>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15in"/>
        </style:tab-stops>
      </style:paragraph-properties>
      <style:text-properties fo:hyphenate="false" fo:hyphenation-remain-char-count="2" fo:hyphenation-push-char-count="2"/>
    </style:style>
    <style:style style:name="P25"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6"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17.5in"/>
        </style:tab-stops>
      </style:paragraph-properties>
      <style:text-properties fo:hyphenate="false" fo:hyphenation-remain-char-count="2" fo:hyphenation-push-char-count="2"/>
    </style:style>
    <style:style style:name="P27"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Waypoint NDA</text:span></text:p>
      <text:p text:style-name="P12"><text:span text:style-name="T2">Version 1.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9"><text:span text:style-name="T1">(i)</text:span><text:tab/><text:span text:style-name="T1">return all materials embodying Confidential Information that Disclosing Party provided with request to return; and</text:span></text:p>
      <text:p text:style-name="P19"><text:span text:style-name="T1">(ii)</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17"><text:span text:style-name="T1">(f)<text:tab/></text:span><text:span text:style-name="T2">Change of Address</text:span><text:span text:style-name="T1">. Either party may change its e-mail or postal address for later communications by giving notice of a new address.</text:span></text:p>
      <text:p text:style-name="P17"><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h)</text:span><text:tab/><text:span text:style-name="T2">No Third-Party Enforcement</text:span><text:span text:style-name="T1">. Only the parties may enforce rights under this agreement.</text:span></text:p>
      <text:p text:style-name="P17"><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1">[Signature page follows.]</text:p>
      <text:p text:style-name="P4">The parties are signing this nondisclosure agreement on the dates by their signatures.</text:p>
      <text:p text:style-name="P12"/>
      <text:p text:style-name="P1"><text:span text:style-name="T4">First Party</text:span></text:p>
      <text:p text:style-name="P22">Legal Name:<text:tab/>[Write the legal name of the party proposing the NDA, like “Super Software, Inc.” or “John A. Smith”.]</text:p>
      <text:p text:style-name="P24">Legal Type:<text:tab/>[Write the company’s jurisdiction and legal form, like “Delaware corporation” or “New York resident” for an individual.]</text:p>
      <text:p text:style-name="P13"/>
      <text:p text:style-name="P2">Signature:<text:tab/></text:p>
      <text:p text:style-name="P5">Name:<text:tab/></text:p>
      <text:p text:style-name="P23">Title:<text:tab/>[Leave blank if the party is an individual.]</text:p>
      <text:p text:style-name="P5">Date:<text:tab/><text:tab/></text:p>
      <text:p text:style-name="P5">E-Mail:<text:tab/></text:p>
      <text:p text:style-name="P13"/>
      <text:p text:style-name="P25"><text:span text:style-name="T4">Second Party</text:span></text:p>
      <text:p text:style-name="P22">Legal Name:<text:tab/>[Write the legal name of the party receiving the NDA, like “Quick Welding LLC” or “Jane B. Doe”.]</text:p>
      <text:p text:style-name="P24">Legal Type:<text:tab/>[Write the company’s jurisdiction and legal form, like “Delaware corporation” or “Texas resident” for an individual.]</text:p>
      <text:p text:style-name="P26"/>
      <text:p text:style-name="P3">Signature:<text:tab/></text:p>
      <text:p text:style-name="P6">Name:<text:tab/></text:p>
      <text:p text:style-name="P23"><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05T13:28:00</dc:date>
    <meta:document-statistic meta:table-count="0" meta:image-count="0" meta:object-count="0" meta:page-count="8" meta:paragraph-count="104" meta:word-count="1882" meta:character-count="12815" meta:non-whitespace-character-count="11022"/>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